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730000210600000B49BEB41B132505E8B9.svm" manifest:media-type=""/>
  <manifest:file-entry manifest:full-path="Pictures/200000A2000025A800000F511B33142F8E49C613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Lucida Sans Unicode1" svg:font-family="'Lucida Sans Unicode'" style:font-pitch="variable"/>
    <style:font-face style:name="SimSun" svg:font-family="SimSun, 宋体" style:font-pitch="variable"/>
    <style:font-face style:name="Arial1" svg:font-family="Arial" style:font-family-generic="roman" style:font-pitch="variable"/>
    <style:font-face style:name="Courier New1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roman" style:font-pitch="variable"/>
    <style:font-face style:name="Symbol1" svg:font-family="Symbol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1" svg:font-family="Wingdings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Standard">
      <style:text-properties style:font-name="Trebuchet MS" fo:font-weight="bold" style:font-weight-asian="bold" style:font-name-complex="Arial"/>
    </style:style>
    <style:style style:name="P3" style:family="paragraph" style:parent-style-name="Standard">
      <style:text-properties style:font-name="Arial" fo:font-size="9pt" fo:language="es" fo:country="ES" fo:font-weight="bold" style:font-size-asian="9pt" style:font-weight-asian="bold" style:font-name-complex="Arial" style:font-size-complex="9pt"/>
    </style:style>
    <style:style style:name="P4" style:family="paragraph" style:parent-style-name="Standard">
      <style:text-properties style:font-name="Arial" fo:font-size="9pt" fo:language="en" fo:country="US" style:font-size-asian="9pt" style:font-name-complex="Arial" style:font-size-complex="9pt"/>
    </style:style>
    <style:style style:name="P5" style:family="paragraph" style:parent-style-name="Standard">
      <style:text-properties style:font-name="Arial" fo:font-size="8pt" fo:language="es" fo:country="ES" fo:font-weight="bold" style:font-size-asian="8pt" style:font-weight-asian="bold" style:font-name-complex="Arial" style:font-size-complex="8pt"/>
    </style:style>
    <style:style style:name="P6" style:family="paragraph" style:parent-style-name="Standard">
      <style:text-properties style:font-name="Arial" fo:font-size="8pt" fo:language="es" fo:country="ES" style:font-size-asian="8pt" style:font-name-complex="Arial" style:font-size-complex="8pt"/>
    </style:style>
    <style:style style:name="P7" style:family="paragraph" style:parent-style-name="Standard">
      <style:text-properties style:font-name="Arial" fo:font-size="8pt" fo:language="en" fo:country="US" style:font-size-asian="8pt" style:font-name-complex="Arial" style:font-size-complex="8pt"/>
    </style:style>
    <style:style style:name="P8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51pt solid #000000"/>
      <style:text-properties style:font-name="Arial" fo:font-size="9pt" fo:language="es" fo:country="ES" fo:font-weight="bold" style:font-size-asian="9pt" style:font-weight-asian="bold" style:font-name-complex="Arial" style:font-size-complex="9pt"/>
    </style:style>
    <style:style style:name="P9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style:font-name="Arial" fo:font-size="8pt" fo:language="es" fo:country="ES" style:font-size-asian="8pt" style:font-name-complex="Arial" style:font-size-complex="8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6pt" fo:language="es" fo:country="MX" style:text-underline-style="solid" style:text-underline-width="auto" style:text-underline-color="font-color" fo:font-weight="bold" officeooo:rsid="000eabde" officeooo:paragraph-rsid="000eabde" style:font-size-asian="16pt" style:font-weight-asian="bold" style:font-name-complex="Arial" style:font-size-complex="16pt" style:font-weight-complex="bold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Arial" fo:font-weight="bold" style:font-weight-asian="bold" style:font-name-complex="Arial"/>
    </style:style>
    <style:style style:name="P13" style:family="paragraph" style:parent-style-name="Normal_20__28_Web_29_">
      <style:text-properties style:font-name="Arial"/>
    </style:style>
    <style:style style:name="P14" style:family="paragraph" style:parent-style-name="Normal_20__28_Web_29_">
      <style:text-properties style:font-name="Arial" fo:font-size="11pt" style:font-size-asian="11pt" style:font-size-complex="11pt"/>
    </style:style>
    <style:style style:name="P15" style:family="paragraph" style:parent-style-name="Normal_20__28_Web_29_" style:list-style-name="L2">
      <style:text-properties style:font-name="Arial" fo:font-size="11pt" style:font-size-asian="11pt" style:font-size-complex="11pt"/>
    </style:style>
    <style:style style:name="P16" style:family="paragraph" style:parent-style-name="Normal_20__28_Web_29_" style:list-style-name="L4">
      <style:paragraph-properties fo:text-align="justify" style:justify-single-word="false"/>
      <style:text-properties style:font-name="Arial" fo:font-size="11pt" officeooo:paragraph-rsid="00272132" style:font-size-asian="11pt" style:font-size-complex="11pt"/>
    </style:style>
    <style:style style:name="P17" style:family="paragraph" style:parent-style-name="Normal_20__28_Web_29_" style:list-style-name="L5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8" style:family="paragraph" style:parent-style-name="Normal_20__28_Web_29_" style:list-style-name="L5">
      <style:paragraph-properties fo:text-align="justify" style:justify-single-word="false"/>
      <style:text-properties style:font-name="Arial" fo:font-size="11pt" officeooo:paragraph-rsid="0028b026" style:font-size-asian="11pt" style:font-size-complex="11pt"/>
    </style:style>
    <style:style style:name="P19" style:family="paragraph" style:parent-style-name="Normal_20__28_Web_29_" style:list-style-name="L7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0" style:family="paragraph" style:parent-style-name="Normal_20__28_Web_29_" style:list-style-name="L7">
      <style:paragraph-properties fo:text-align="justify" style:justify-single-word="false"/>
      <style:text-properties style:font-name="Arial" fo:font-size="11pt" officeooo:paragraph-rsid="002e91dc" style:font-size-asian="11pt" style:font-size-complex="11pt"/>
    </style:style>
    <style:style style:name="P21" style:family="paragraph" style:parent-style-name="Normal_20__28_Web_29_" style:list-style-name="L7">
      <style:paragraph-properties fo:text-align="justify" style:justify-single-word="false"/>
      <style:text-properties style:font-name="Arial" fo:font-size="11pt" officeooo:paragraph-rsid="002f37be" style:font-size-asian="11pt" style:font-size-complex="11pt"/>
    </style:style>
    <style:style style:name="P22" style:family="paragraph" style:parent-style-name="Normal_20__28_Web_29_" style:list-style-name="L7">
      <style:paragraph-properties fo:text-align="justify" style:justify-single-word="false"/>
      <style:text-properties style:font-name="Arial" fo:font-size="11pt" officeooo:paragraph-rsid="00318d01" style:font-size-asian="11pt" style:font-size-complex="11pt"/>
    </style:style>
    <style:style style:name="P23" style:family="paragraph" style:parent-style-name="Normal_20__28_Web_29_" style:list-style-name="L8">
      <style:text-properties style:font-name="Arial"/>
    </style:style>
    <style:style style:name="P24" style:family="paragraph" style:parent-style-name="Normal_20__28_Web_29_">
      <style:paragraph-properties fo:text-align="justify" style:justify-single-word="false"/>
      <style:text-properties style:font-name="Arial"/>
    </style:style>
    <style:style style:name="P25" style:family="paragraph" style:parent-style-name="Normal_20__28_Web_29_" style:list-style-name="L7">
      <style:paragraph-properties fo:text-align="justify" style:justify-single-word="false"/>
      <style:text-properties style:font-name="Arial"/>
    </style:style>
    <style:style style:name="P26" style:family="paragraph" style:parent-style-name="Normal_20__28_Web_29_" style:list-style-name="L7">
      <style:paragraph-properties fo:text-align="justify" style:justify-single-word="false"/>
      <style:text-properties fo:font-size="11pt" style:font-size-asian="11pt" style:font-size-complex="11pt"/>
    </style:style>
    <style:style style:name="P27" style:family="paragraph" style:parent-style-name="Normal_20__28_Web_29_">
      <style:paragraph-properties fo:margin-top="0in" fo:margin-bottom="0in" loext:contextual-spacing="false"/>
    </style:style>
    <style:style style:name="P28" style:family="paragraph" style:parent-style-name="Normal_20__28_Web_29_" style:list-style-name="WW8Num7">
      <style:paragraph-properties fo:margin-top="0in" fo:margin-bottom="0in" loext:contextual-spacing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Normal_20__28_Web_29_" style:list-style-name="WW8Num7">
      <style:paragraph-properties fo:margin-top="0in" fo:margin-bottom="0in" loext:contextual-spacing="false"/>
      <style:text-properties style:font-name="Arial" fo:font-size="10pt" officeooo:rsid="00272132" officeooo:paragraph-rsid="00272132" style:font-size-asian="10pt" style:font-name-complex="Arial" style:font-size-complex="10pt"/>
    </style:style>
    <style:style style:name="P30" style:family="paragraph" style:parent-style-name="Normal_20__28_Web_29_" style:list-style-name="WW8Num7">
      <style:paragraph-properties fo:margin-top="0in" fo:margin-bottom="0in" loext:contextual-spacing="false"/>
      <style:text-properties style:font-name="Arial" fo:font-size="10pt" officeooo:rsid="0032714b" officeooo:paragraph-rsid="0032714b" style:font-size-asian="10pt" style:font-name-complex="Arial" style:font-size-complex="10pt"/>
    </style:style>
    <style:style style:name="P31" style:family="paragraph" style:parent-style-name="Normal_20__28_Web_29_">
      <style:paragraph-properties fo:margin-top="0in" fo:margin-bottom="0in" loext:contextual-spacing="false"/>
      <style:text-properties style:font-name="Arial" fo:font-weight="bold" style:font-weight-asian="bold" style:font-name-complex="Arial"/>
    </style:style>
    <style:style style:name="P32" style:family="paragraph" style:parent-style-name="Normal_20__28_Web_29_">
      <style:paragraph-properties fo:margin-left="0.5in" fo:margin-right="0in" fo:margin-top="0in" fo:margin-bottom="0in" loext:contextual-spacing="false" fo:text-indent="-0.25in" style:auto-text-indent="false"/>
      <style:text-properties style:font-name="Arial" style:font-name-complex="Arial"/>
    </style:style>
    <style:style style:name="P33" style:family="paragraph" style:parent-style-name="Default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34" style:family="paragraph" style:parent-style-name="Default" style:list-style-name="L6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35" style:family="paragraph">
      <loext:graphic-properties draw:fill="none"/>
      <style:paragraph-properties fo:text-align="center"/>
    </style:style>
    <style:style style:name="T1" style:family="text">
      <style:text-properties style:font-name="Arial" fo:font-size="9pt" style:font-size-asian="9pt" style:font-name-complex="Arial" style:font-size-complex="9pt"/>
    </style:style>
    <style:style style:name="T2" style:family="text">
      <style:text-properties officeooo:rsid="000eabde"/>
    </style:style>
    <style:style style:name="T3" style:family="text">
      <style:text-properties fo:font-weight="normal" style:font-weight-asian="normal"/>
    </style:style>
    <style:style style:name="T4" style:family="text">
      <style:text-properties style:font-name="Arial1" fo:font-size="22pt" fo:letter-spacing="normal" fo:font-weight="bold" style:font-size-asian="22pt" style:font-weight-asian="bold"/>
    </style:style>
    <style:style style:name="T5" style:family="text">
      <style:text-properties style:font-name="Arial1" fo:font-size="22pt" fo:letter-spacing="normal" style:font-size-asian="22pt"/>
    </style:style>
    <style:style style:name="T6" style:family="text">
      <style:text-properties style:font-name="Arial1" fo:letter-spacing="normal"/>
    </style:style>
    <style:style style:name="T7" style:family="text">
      <style:text-properties style:font-name="Arial1" fo:letter-spacing="normal" fo:font-weight="bold" style:font-weight-asian="bold"/>
    </style:style>
    <style:style style:name="T8" style:family="text">
      <style:text-properties style:font-name="Arial1" fo:letter-spacing="normal" fo:font-weight="bold" officeooo:rsid="002caf2e" style:font-weight-asian="bold" style:font-weight-complex="bold"/>
    </style:style>
    <style:style style:name="T9" style:family="text">
      <style:text-properties style:font-name="Arial1" fo:letter-spacing="normal" fo:font-weight="normal" style:font-weight-asian="normal" style:font-weight-complex="normal"/>
    </style:style>
    <style:style style:name="T10" style:family="text">
      <style:text-properties style:font-name="Arial1" fo:letter-spacing="normal" officeooo:rsid="0029c5ed"/>
    </style:style>
    <style:style style:name="T11" style:family="text">
      <style:text-properties style:font-name="Arial1" fo:letter-spacing="normal" officeooo:rsid="002caf2e"/>
    </style:style>
    <style:style style:name="T12" style:family="text">
      <style:text-properties style:font-name="Arial1" fo:font-size="16pt" fo:letter-spacing="normal" style:font-size-asian="16pt"/>
    </style:style>
    <style:style style:name="T13" style:family="text">
      <style:text-properties style:font-name="Arial1" fo:font-size="16pt" fo:letter-spacing="normal" style:font-size-asian="16pt" style:font-size-complex="11pt"/>
    </style:style>
    <style:style style:name="T14" style:family="text">
      <style:text-properties style:font-name="Arial1" fo:font-size="16pt" fo:letter-spacing="normal" officeooo:rsid="002caf2e" style:font-size-asian="16pt" style:font-size-complex="11pt"/>
    </style:style>
    <style:style style:name="T15" style:family="text">
      <style:text-properties style:font-name="Arial1" fo:font-size="16pt" fo:letter-spacing="normal" officeooo:rsid="002caf2e" style:font-size-asian="16pt"/>
    </style:style>
    <style:style style:name="T16" style:family="text">
      <style:text-properties style:font-name="Arial1" fo:font-size="16pt" fo:letter-spacing="normal" fo:font-weight="bold" style:font-size-asian="16pt" style:font-weight-asian="bold"/>
    </style:style>
    <style:style style:name="T17" style:family="text">
      <style:text-properties style:font-name="Arial1" fo:font-size="16pt" fo:letter-spacing="normal" fo:font-weight="bold" style:font-size-asian="16pt" style:font-weight-asian="bold" style:font-size-complex="11pt"/>
    </style:style>
    <style:style style:name="T18" style:family="text">
      <style:text-properties style:font-name="Arial1" fo:font-size="16pt" fo:letter-spacing="normal" fo:font-weight="bold" officeooo:rsid="002caf2e" style:font-size-asian="16pt" style:font-weight-asian="bold" style:font-size-complex="11pt" style:font-weight-complex="bold"/>
    </style:style>
    <style:style style:name="T19" style:family="text">
      <style:text-properties style:font-name="Arial1" fo:font-size="16pt" fo:letter-spacing="normal" fo:font-weight="normal" style:font-size-asian="16pt" style:font-weight-asian="normal" style:font-size-complex="11pt" style:font-weight-complex="normal"/>
    </style:style>
    <style:style style:name="T20" style:family="text">
      <style:text-properties fo:font-size="22pt" fo:letter-spacing="normal" fo:font-weight="bold" style:font-size-asian="22pt" style:font-weight-asian="bold"/>
    </style:style>
    <style:style style:name="T21" style:family="text">
      <style:text-properties fo:font-size="22pt" fo:letter-spacing="normal" style:font-size-asian="22pt"/>
    </style:style>
    <style:style style:name="T22" style:family="text">
      <style:text-properties officeooo:rsid="00272132"/>
    </style:style>
    <style:style style:name="T23" style:family="text">
      <style:text-properties style:text-position="15% 100%" fo:letter-spacing="normal" fo:language="es" fo:country="ES" officeooo:rsid="0025d8b6" style:font-name-complex="Arial"/>
    </style:style>
    <style:style style:name="T24" style:family="text">
      <style:text-properties style:text-position="15% 100%" fo:letter-spacing="normal" fo:language="es" fo:country="ES" fo:font-weight="bold" officeooo:rsid="0025d8b6" style:font-weight-asian="bold" style:font-name-complex="Arial"/>
    </style:style>
    <style:style style:name="T25" style:family="text">
      <style:text-properties fo:letter-spacing="normal"/>
    </style:style>
    <style:style style:name="T26" style:family="text">
      <style:text-properties fo:letter-spacing="normal" fo:font-weight="bold" style:font-weight-asian="bold"/>
    </style:style>
    <style:style style:name="T27" style:family="text">
      <style:text-properties fo:letter-spacing="normal" fo:font-weight="bold" officeooo:rsid="0028b026" style:font-weight-asian="bold"/>
    </style:style>
    <style:style style:name="T28" style:family="text">
      <style:text-properties fo:letter-spacing="normal" fo:font-weight="normal" style:font-weight-asian="normal"/>
    </style:style>
    <style:style style:name="T29" style:family="text">
      <style:text-properties fo:letter-spacing="normal" fo:font-weight="normal" officeooo:rsid="0028b026" style:font-weight-asian="normal" style:font-weight-complex="normal"/>
    </style:style>
    <style:style style:name="T30" style:family="text">
      <style:text-properties fo:letter-spacing="normal" officeooo:rsid="00273bcd"/>
    </style:style>
    <style:style style:name="T31" style:family="text">
      <style:text-properties fo:letter-spacing="normal" officeooo:rsid="0028b026"/>
    </style:style>
    <style:style style:name="T32" style:family="text">
      <style:text-properties style:text-position="7% 100%" fo:letter-spacing="normal"/>
    </style:style>
    <style:style style:name="T33" style:family="text">
      <style:text-properties style:text-position="9% 100%" style:font-name="Arial1" fo:font-size="16pt" fo:letter-spacing="normal" style:font-size-asian="16pt" style:font-size-complex="11pt"/>
    </style:style>
    <style:style style:name="T34" style:family="text">
      <style:text-properties style:text-position="9% 100%" style:font-name="Arial1" fo:letter-spacing="normal"/>
    </style:style>
    <style:style style:name="T35" style:family="text">
      <style:text-properties style:font-name="Arial" fo:font-size="11pt" style:font-size-asian="11pt" style:font-name-complex="Arial" style:font-size-complex="11pt"/>
    </style:style>
    <style:style style:name="T36" style:family="text">
      <style:text-properties style:font-name="Arial" fo:font-size="11pt" officeooo:rsid="000eabde" style:font-size-asian="11pt" style:font-name-complex="Arial" style:font-size-complex="11pt"/>
    </style:style>
    <style:style style:name="T37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38" style:family="text">
      <style:text-properties style:text-position="6% 100%" style:font-name="Arial1" fo:font-size="22pt" fo:letter-spacing="normal" style:font-size-asian="22pt"/>
    </style:style>
    <style:style style:name="T39" style:family="text">
      <style:text-properties style:text-position="6% 100%" fo:font-size="22pt" fo:letter-spacing="normal" style:font-size-asian="22pt"/>
    </style:style>
    <style:style style:name="T40" style:family="text">
      <style:text-properties style:text-position="6% 100%" fo:letter-spacing="normal"/>
    </style:style>
    <style:style style:name="T41" style:family="text">
      <style:text-properties fo:font-size="16pt" fo:letter-spacing="normal" style:font-size-asian="16pt"/>
    </style:style>
    <style:style style:name="T42" style:family="text">
      <style:text-properties fo:font-size="16pt" fo:letter-spacing="normal" style:font-size-asian="16pt" style:font-size-complex="11pt"/>
    </style:style>
    <style:style style:name="T43" style:family="text">
      <style:text-properties fo:font-size="16pt" fo:letter-spacing="normal" fo:font-weight="bold" style:font-size-asian="16pt" style:font-weight-asian="bold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102in" fo:padding-right="0.1102in" fo:padding-top="0.0602in" fo:padding-bottom="0.0602in" fo:border="none"/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035in" fo:padding-right="0.1035in" fo:padding-top="0.0535in" fo:padding-bottom="0.0535in" fo:border="0.51pt solid #000000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number text:level="1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1">Trabajo práctico</text:p>
      <text:p text:style-name="P32"/>
      <text:p text:style-name="P31">Temas <text:span text:style-name="T2">específicos a ejercitar</text:span>: </text:p>
      <text:list xml:id="list2456588853476894116" text:style-name="WW8Num7">
        <text:list-item>
          <text:p text:style-name="P28"><text:span text:style-name="T22">Definición e implementación de interfaces</text:span> </text:p>
        </text:list-item>
        <text:list-item>
          <text:p text:style-name="P29">Interfaces como tipos de datos</text:p>
        </text:list-item>
        <text:list-item>
          <text:p text:style-name="P30">La inteface Java Comparable</text:p>
        </text:list-item>
      </text:list>
      <text:p text:style-name="P27"><text:span text:style-name="T35"/></text:p>
      <text:p text:style-name="Standard"><text:span text:style-name="T35"/></text:p>
      <text:p text:style-name="Standard"><draw:g text:anchor-type="paragraph" draw:z-index="3" draw:name="Shape1" draw:style-name="gr1"><draw:frame draw:style-name="gr2" draw:text-style-name="P35" svg:width="5.4059in" svg:height="2.7232in" svg:x="-1in" svg:y="0.2083in"><draw:image xlink:href="Pictures/200000A2000025A800000F511B33142F8E49C613.svm" xlink:type="simple" xlink:show="embed" xlink:actuate="onLoad"><text:p/></draw:image></draw:frame><draw:frame draw:style-name="gr2" draw:text-style-name="P35" svg:width="4.7394in" svg:height="2.0059in" svg:x="1.7646in" svg:y="0.4535in"><draw:image xlink:href="Pictures/200000730000210600000B49BEB41B132505E8B9.svm" xlink:type="simple" xlink:show="embed" xlink:actuate="onLoad"><text:p/></draw:image></draw:frame></draw:g><text:span text:style-name="T35">Para realizar esta práctica cree un proyecto llamado </text:span><text:span text:style-name="T37">Practica</text:span><text:span text:style-name="T35"> en su espacio de trabajo </text:span><text:span text:style-name="T36">de NetBeans</text:span><text:span text:style-name="T35">. </text:span></text:p>
      <text:list xml:id="list3061531731265352381" text:style-name="L2">
        <text:list-item>
          <text:p text:style-name="P15"><text:span text:style-name="T23">Declare la interface pública </text:span><text:span text:style-name="T24">Mascota</text:span><text:span text:style-name="T23"> en un paquete llamado </text:span><text:span text:style-name="T24">interfaces</text:span><text:span text:style-name="T23">, y la clase abstracta </text:span><text:span text:style-name="T24">Animal</text:span><text:span text:style-name="T23">, dadas por las siguientes definiciones: </text:span></text:p>
        </text:list-item>
      </text:list>
      <text:p text:style-name="P14"><text:tab/></text:p>
      <text:p text:style-name="P14"><text:tab/></text:p>
      <text:p text:style-name="P14"/>
      <text:p text:style-name="P14"/>
      <text:p text:style-name="P14"/>
      <text:list xml:id="list4736621525463750788" text:style-name="L4">
        <text:list-item>
          <text:p text:style-name="P16"><text:span text:style-name="T30">Codifique dos clases pú</text:span><text:span text:style-name="T25">blicas que implementen la interface </text:span><text:span text:style-name="T26">Mascota</text:span><text:span text:style-name="T25">: </text:span><text:span text:style-name="T26">Gato</text:span><text:span text:style-name="T25"> y </text:span><text:span text:style-name="T26">Pez</text:span><text:span text:style-name="T25">, subclases de </text:span><text:span text:style-name="T26">Animal</text:span><text:span text:style-name="T25">. Ambas clases deben declarar una variable de instancia, </text:span><text:span text:style-name="T26">nombre</text:span><text:span text:style-name="T25">, de tipo String, que contendrá el nombre de la mascota y, un constructor con un argumento String que permita inicializar la variable. El método </text:span><text:span text:style-name="T26">jugar()</text:span><text:span text:style-name="T25"> imprimirá en pantalla el tipo de animal está invocando al método (por ejemplo: Gato.jugar() o Pez.jugar()).</text:span></text:p>
        </text:list-item>
        <text:list-item>
          <text:p text:style-name="P16"><text:span text:style-name="T25">Ambas clases sobre-escriben el método </text:span><text:span text:style-name="T26">comer()</text:span><text:span text:style-name="T25"> heredado de la clase Animal ¿De cuántas versiones del método </text:span><text:span text:style-name="T26">jugar()</text:span><text:span text:style-name="T25"> dispone el código desarrollado? </text:span></text:p>
        </text:list-item>
      </text:list>
      <text:list xml:id="list3684305262589373892" text:style-name="L5">
        <text:list-item>
          <text:p text:style-name="P17"><text:span text:style-name="T29">Codifique la clase </text:span><text:span text:style-name="T27">T</text:span><text:span text:style-name="T26">estAnimales </text:span><text:span text:style-name="T25">para probar las implementaciones de </text:span><text:span text:style-name="T26">Mascota</text:span><text:span text:style-name="T25">, de acuerdo a las siguientes indicaciones:</text:span></text:p>
          <text:list>
            <text:list-item>
              <text:p text:style-name="P18"><text:span text:style-name="T31">Codifique un mé</text:span><text:span text:style-name="T25">todo de clase llamado </text:span><text:span text:style-name="T26">miMascota(Mascota)</text:span><text:span text:style-name="T25"> que recibe como parámetro un objeto de tipo </text:span><text:span text:style-name="T26">Mascota</text:span><text:span text:style-name="T25"> y devuelve </text:span><text:span text:style-name="T26">void</text:span><text:span text:style-name="T25">. La implementación de este método consiste en invocar al método </text:span><text:span text:style-name="T26">getNombre() </text:span><text:span text:style-name="T25">y </text:span><text:span text:style-name="T26">jugar() </text:span><text:span text:style-name="T25">del objeto que recibe como parámetro. Imprima por pantalla el nombre de la mascota. </text:span></text:p>
              <text:p text:style-name="P18"><text:span text:style-name="T25">El método </text:span><text:span text:style-name="T26">main() </text:span><text:span text:style-name="T25">debe crear un arreglo de tipo </text:span><text:span text:style-name="T26">Mascota</text:span><text:span text:style-name="T25"> que contiene 2 instancias de </text:span><text:span text:style-name="T26">Pez</text:span><text:span text:style-name="T25">, y 2 de </text:span><text:span text:style-name="T26">Gato</text:span><text:span text:style-name="T25">. Luego, el método debe recorrer el arreglo e invocar al método </text:span><text:span text:style-name="T26">miMascota() </text:span><text:span text:style-name="T25">pasándole como parámetro cada uno de los elementos del arreglo</text:span></text:p>
            </text:list-item>
            <text:list-item>
              <text:p text:style-name="P17"><text:span text:style-name="T32">¿</text:span><text:span text:style-name="T25">El método </text:span><text:span text:style-name="T26">jugar()</text:span><text:span text:style-name="T25"> en cada caso funciona correctamente? ¿Por qué? </text:span></text:p>
            </text:list-item>
          </text:list>
        </text:list-item>
      </text:list>
      <text:list xml:id="list408609437867098306" text:style-name="L6">
        <text:list-header>
          <text:p text:style-name="P34"><text:span text:style-name="T10"/></text:p>
          <text:p text:style-name="P34"><text:span text:style-name="T10"/></text:p>
        </text:list-header>
        <text:list-item>
          <text:p text:style-name="P34"><text:soft-page-break/><text:span text:style-name="T10">Codifique la inteface pú</text:span><text:span text:style-name="T6">blica </text:span><text:span text:style-name="T7">EmisorSonido </text:span><text:span text:style-name="T6">en el paquete </text:span><text:span text:style-name="T7">interfaces</text:span><text:span text:style-name="T6"> dada la siguiente definición:</text:span></text:p>
        </text:list-item>
      </text:list>
      <text:p text:style-name="P33"><text:span text:style-name="T12"/></text:p>
      <text:p text:style-name="P33"><text:span text:style-name="T12"/></text:p>
      <text:p text:style-name="P10"><draw:frame draw:style-name="fr2" draw:name="Marco31" text:anchor-type="char" svg:x="2.0681in" svg:y="0.1535in" svg:width="2.1346in" svg:height="1.1154in" draw:z-index="4"><draw:text-box><text:p text:style-name="P8">&lt;&lt;interface&gt;&gt;</text:p><text:p text:style-name="P8">EmisorSonido</text:p><text:p text:style-name="P3"/><text:p text:style-name="P9"/><text:p text:style-name="P5"/><text:p text:style-name="P6">+ emitirSonido(): void</text:p><text:p text:style-name="P6">+ getSonido(): String</text:p><text:p text:style-name="P7">+ setSonido(sonido:String):void</text:p><text:p text:style-name="P7"/><text:p text:style-name="P4"/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4612487863567238008" text:style-name="L7">
        <text:list-item>
          <text:p text:style-name="P26"><text:span text:style-name="T11">Codifique la clase pú</text:span><text:span text:style-name="T6">blica </text:span><text:span text:style-name="T7">Perro</text:span><text:span text:style-name="T6"> en el paquete </text:span><text:span text:style-name="T8">m</text:span><text:span text:style-name="T7">odelo</text:span><text:span text:style-name="T6"> como subclase de </text:span><text:span text:style-name="T7">Animal </text:span><text:span text:style-name="T6">y que implemente las interfaces </text:span><text:span text:style-name="T7">Mascota</text:span><text:span text:style-name="T6"> y </text:span><text:span text:style-name="T7">EmisorSonido</text:span><text:span text:style-name="T6">. Considere que:</text:span></text:p>
          <text:list>
            <text:list-item>
              <text:p text:style-name="P26"><text:span text:style-name="T11">P</text:span><text:span text:style-name="T6">ara la implementación de la interface </text:span><text:span text:style-name="T7">Mascota</text:span><text:span text:style-name="T6"> tendrá que definir una variable de instancia para guardar el nombre del perro y que se inicializará en el constructor.</text:span></text:p>
            </text:list-item>
            <text:list-item>
              <text:p text:style-name="P26"><text:span text:style-name="T11">P</text:span><text:span text:style-name="T6">ara la implementación de </text:span><text:span text:style-name="T7">EmisorSonido</text:span><text:span text:style-name="T6"> también deberá definir una variable de instancia para guardar el sonido del </text:span><text:span text:style-name="T7">Perro</text:span><text:span text:style-name="T6"> y que se inicializará en un constructor.</text:span></text:p>
            </text:list-item>
            <text:list-item>
              <text:p text:style-name="P26"><text:span text:style-name="T11">E</text:span><text:span text:style-name="T6">l método </text:span><text:span text:style-name="T7">emitirSonido()</text:span><text:span text:style-name="T6"> deberá imprimir en pantalla el sonido que emite el animal. Por ejemplo, cuando se lo invoca sobre un objeto </text:span><text:span text:style-name="T7">Perro</text:span><text:span text:style-name="T6"> deberá imprimir “Guau!! Guau!! Guau!!!”</text:span></text:p>
            </text:list-item>
            <text:list-item>
              <text:p text:style-name="P26"><text:span text:style-name="T11">L</text:span><text:span text:style-name="T6">a clase </text:span><text:span text:style-name="T7">Perro</text:span><text:span text:style-name="T6"> sobre-escribe el método </text:span><text:span text:style-name="T7">comer()</text:span><text:span text:style-name="T6"> heredado de </text:span><text:span text:style-name="T7">Animal</text:span><text:span text:style-name="T9">.</text:span></text:p>
            </text:list-item>
          </text:list>
        </text:list-item>
        <text:list-item>
          <text:p text:style-name="P26"><text:span text:style-name="T6">Ahora también la clase </text:span><text:span text:style-name="T7">Gato</text:span><text:span text:style-name="T6"> deberá implementar la interface </text:span><text:span text:style-name="T7">EmisorSonido</text:span><text:span text:style-name="T6">. Haga los cambios necesarios para esto, similar a como lo hizo para la clase </text:span><text:span text:style-name="T7">Perro</text:span><text:span text:style-name="T9">. </text:span><text:span text:style-name="T6">¿De cuántas versiones del método </text:span><text:span text:style-name="T7">emitirSonido()</text:span><text:span text:style-name="T6">, </text:span><text:span text:style-name="T7">jugar() </text:span><text:span text:style-name="T6">y</text:span><text:span text:style-name="T7"> comer </text:span><text:span text:style-name="T6">dispone? Discuta qué versión es una sobre-escritura por herencia y cuál por implementación de interfaces.</text:span></text:p>
        </text:list-item>
        <text:list-item>
          <text:p text:style-name="P20"><text:span text:style-name="T40">Realice los siguientes cambios en la clase </text:span><text:span text:style-name="T26">TestAnimales</text:span><text:span text:style-name="T25">:</text:span></text:p>
          <text:list>
            <text:list-item>
              <text:p text:style-name="P20"><text:span text:style-name="T25">Agregue un método de clase llamado </text:span><text:span text:style-name="T26">queSonidoEmite(EmisorSonido)</text:span><text:span text:style-name="T25"> que recibe como parámetro un objeto de tipo </text:span><text:span text:style-name="T26">EmisorSonido</text:span><text:span text:style-name="T25"> y devuelve </text:span><text:span text:style-name="T26">void</text:span><text:span text:style-name="T25">. La implementación de este método consiste en invocar al método </text:span><text:span text:style-name="T26">emitirSonido()</text:span><text:span text:style-name="T25"> del objeto que recibe como parámetro.</text:span></text:p>
            </text:list-item>
            <text:list-item>
              <text:p text:style-name="P21"><text:span text:style-name="T25">En el método </text:span><text:span text:style-name="T26">main()</text:span><text:span text:style-name="T25"> cree un arreglo de tipo </text:span><text:span text:style-name="T26">EmisorSonido</text:span><text:span text:style-name="T25">, agréguele 2 instancias de </text:span><text:span text:style-name="T26">Perro</text:span><text:span text:style-name="T25">, y 3 de </text:span><text:span text:style-name="T26">Gato</text:span><text:span text:style-name="T25">. Luego recorra iterativamente el arreglo e invoque al método </text:span><text:span text:style-name="T26">queSonidoEmite()</text:span><text:span text:style-name="T25"> con cada uno de los elementos del arreglo.</text:span></text:p>
            </text:list-item>
            <text:list-item>
              <text:p text:style-name="P21"><text:span text:style-name="T25">¿El método </text:span><text:span text:style-name="T26">emitirSonido()</text:span><text:span text:style-name="T25"> funciona correctamente en cada caso? ¿Por qué? </text:span></text:p>
            </text:list-item>
          </text:list>
          <text:p text:style-name="P22"><text:span text:style-name="T40"/></text:p>
          <text:p text:style-name="P22"><text:span text:style-name="T40"/></text:p>
        </text:list-item>
        <text:list-item>
          <text:p text:style-name="P22"><text:soft-page-break/><text:span text:style-name="T40">Realice los siguientes cambios en la clase </text:span><text:span text:style-name="T26">Animal</text:span><text:span text:style-name="T25">:</text:span></text:p>
          <text:list>
            <text:list-item>
              <text:p text:style-name="P22"><text:span text:style-name="T25">Agregue un atributo de tipo int llamado </text:span><text:span text:style-name="T26">peso</text:span><text:span text:style-name="T25"> y métodos para establecer y devolver dicho atributo.</text:span></text:p>
            </text:list-item>
            <text:list-item>
              <text:p text:style-name="P22"><text:span text:style-name="T25">Haga que la clase </text:span><text:span text:style-name="T26">Animal</text:span><text:span text:style-name="T25"> implemente la interface </text:span><text:span text:style-name="T26">Comparable</text:span><text:span text:style-name="T25">, y su implementación retorne un valor entero dependiendo del peso de los animales a comparar.</text:span></text:p>
            </text:list-item>
            <text:list-item>
              <text:p text:style-name="P22"><text:span text:style-name="T25">Cree una clase </text:span><text:span text:style-name="T26">ComparadorPeso</text:span><text:span text:style-name="T25"> con un método </text:span><text:span text:style-name="T26">verificarPeso </text:span><text:span text:style-name="T25">que <text:s/>recibe dos instancias de </text:span><text:span text:style-name="T26">Animal</text:span><text:span text:style-name="T25"> como parámetro, e imprimir por pantalla el primer parámetro es “Más liviano”, “Pesa lo mismo” o es “Más pesado” que el segundo parámetro. ¿Cómo implementó </text:span><text:span text:style-name="T26">verificarPeso</text:span><text:span text:style-name="T25">?</text:span></text:p>
            </text:list-item>
          </text:list>
        </text:list-item>
        <text:list-item>
          <text:p text:style-name="P19"><text:span text:style-name="T25">Cree una clase </text:span><text:span text:style-name="T26">TestComparadorPeso</text:span><text:span text:style-name="T25"> con un método </text:span><text:span text:style-name="T26">main()</text:span><text:span text:style-name="T25"> que cree dos instancias </text:span><text:span text:style-name="T26">Gato</text:span><text:span text:style-name="T25">, establezca pesos diferentes, cree una instancia de </text:span><text:span text:style-name="T26">ComparadorPeso</text:span><text:span text:style-name="T25"> e invoque a </text:span><text:span text:style-name="T26">verificarPeso </text:span><text:span text:style-name="T25">con las instancias de </text:span><text:span text:style-name="T26">Gato</text:span><text:span text:style-name="T25"> creadas</text:span><text:span text:style-name="T28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Lucida Sans Unicode1" svg:font-family="'Lucida Sans Unicode'" style:font-pitch="variable"/>
    <style:font-face style:name="SimSun" svg:font-family="SimSun, 宋体" style:font-pitch="variable"/>
    <style:font-face style:name="Arial1" svg:font-family="Arial" style:font-family-generic="roman" style:font-pitch="variable"/>
    <style:font-face style:name="Courier New1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roman" style:font-pitch="variable"/>
    <style:font-face style:name="Symbol1" svg:font-family="Symbol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1" svg:font-family="Wingdings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AR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fo:language="es" fo:country="ES" style:font-name-asian="Arial Unicode MS" style:font-family-asian="'Arial Unicode MS'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52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42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2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122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91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6.5pt" fo:letter-spacing="normal" fo:font-style="normal" fo:text-shadow="none" style:text-underline-style="none" fo:font-weight="normal" style:letter-kerning="true" style:font-size-asian="26.5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602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6.5pt" fo:letter-spacing="normal" fo:font-style="normal" fo:text-shadow="none" style:text-underline-style="none" fo:font-weight="normal" style:letter-kerning="true" style:font-size-asian="26.5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30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30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30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30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30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seño_20_personalizado_7e_LT_7e_Gliederung_20_1" style:display-name="Diseño personalizado~LT~Gliederung 1" style:family="paragraph" style:default-outline-level="">
      <style:paragraph-properties fo:margin-left="0in" fo:margin-right="0in" fo:margin-top="0.2161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2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seño_20_personalizado_7e_LT_7e_Gliederung_20_2" style:display-name="Diseño personalizado~LT~Gliederung 2" style:family="paragraph" style:parent-style-name="Diseño_20_personalizado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6.5pt" fo:letter-spacing="normal" fo:font-style="normal" fo:text-shadow="none" style:text-underline-style="none" fo:font-weight="normal" style:letter-kerning="true" style:font-size-asian="16.5pt" style:font-style-asian="normal" style:font-weight-asian="normal" style:text-emphasize="none"/>
    </style:style>
    <style:style style:name="Diseño_20_personalizado_7e_LT_7e_Gliederung_20_3" style:display-name="Diseño personalizado~LT~Gliederung 3" style:family="paragraph" style:parent-style-name="Diseño_20_personalizado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iseño_20_personalizado_7e_LT_7e_Gliederung_20_4" style:display-name="Diseño personalizado~LT~Gliederung 4" style:family="paragraph" style:parent-style-name="Diseño_20_personalizado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iseño_20_personalizado_7e_LT_7e_Gliederung_20_5" style:display-name="Diseño personalizado~LT~Gliederung 5" style:family="paragraph" style:parent-style-name="Diseño_20_personalizado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eño_20_personalizado_7e_LT_7e_Gliederung_20_6" style:display-name="Diseño personalizado~LT~Gliederung 6" style:family="paragraph" style:parent-style-name="Diseño_20_personalizado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eño_20_personalizado_7e_LT_7e_Gliederung_20_7" style:display-name="Diseño personalizado~LT~Gliederung 7" style:family="paragraph" style:parent-style-name="Diseño_20_personalizado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eño_20_personalizado_7e_LT_7e_Gliederung_20_8" style:display-name="Diseño personalizado~LT~Gliederung 8" style:family="paragraph" style:parent-style-name="Diseño_20_personalizado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eño_20_personalizado_7e_LT_7e_Gliederung_20_9" style:display-name="Diseño personalizado~LT~Gliederung 9" style:family="paragraph" style:parent-style-name="Diseño_20_personalizado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eño_20_personalizado_7e_LT_7e_Titel" style:display-name="Diseño personalizado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seño_20_personalizado_7e_LT_7e_Untertitel" style:display-name="Diseño personalizado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seño_20_personalizado_7e_LT_7e_Notizen" style:display-name="Diseño personalizado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seño_20_personalizado_7e_LT_7e_Hintergrundobjekte" style:display-name="Diseño personaliza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iseño_20_personalizado_7e_LT_7e_Hintergrund" style:display-name="Diseño personaliza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152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42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2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22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091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6.5pt" fo:letter-spacing="normal" fo:font-style="normal" fo:text-shadow="none" style:text-underline-style="none" fo:font-weight="normal" style:letter-kerning="true" style:font-size-asian="26.5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602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6.5pt" fo:letter-spacing="normal" fo:font-style="normal" fo:text-shadow="none" style:text-underline-style="none" fo:font-weight="normal" style:letter-kerning="true" style:font-size-asian="26.5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30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30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30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30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30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58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58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152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42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2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22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091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6.5pt" fo:letter-spacing="normal" fo:font-style="normal" fo:text-shadow="none" style:text-underline-style="none" fo:font-weight="normal" style:letter-kerning="true" style:font-size-asian="26.5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602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6.5pt" fo:letter-spacing="normal" fo:font-style="normal" fo:text-shadow="none" style:text-underline-style="none" fo:font-weight="normal" style:letter-kerning="true" style:font-size-asian="26.5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30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30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30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30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30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58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58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uente_20_de_20_párrafo_20_predeter." style:display-name="Fuente de párrafo predeter.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3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1" style:font-family-complex="'Liberation Sans'" style:font-family-generic-complex="system" style:font-pitch-complex="variable" style:font-size-complex="12pt"/>
    </style:style>
    <style:style style:name="WW8Num12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3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3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WW8Num1z1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Arial" fo:font-family="Arial" style:font-family-generic="swiss" style:font-pitch="variable" fo:font-weight="bold" style:font-name-asian="SimSun" style:font-family-asian="SimSun, 宋体" style:font-pitch-asian="variable" style:font-weight-asian="bold" style:font-name-complex="Arial" style:font-family-complex="Arial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0" style:family="text">
      <style:text-properties style:font-name="Arial" fo:font-family="Arial" style:font-family-generic="swiss" style:font-pitch="variable" fo:font-size="11pt" style:font-name-asian="SimSun" style:font-family-asian="SimSun, 宋体" style:font-pitch-asian="variable" style:font-size-asian="11pt" style:font-name-complex="Arial" style:font-family-complex="Arial" style:font-family-generic-complex="swiss" style:font-pitch-complex="variable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0" style:family="text">
      <style:text-properties style:font-name="Arial" fo:font-family="Arial" style:font-family-generic="swiss" style:font-pitch="variable" style:font-name-asian="SimSun" style:font-family-asian="SimSun, 宋体" style:font-pitch-asian="variable" style:font-name-complex="Arial" style:font-family-complex="Arial" style:font-family-generic-complex="swiss" style:font-pitch-complex="variable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)" style:num-format="1">
        <style:list-level-properties text:space-before="0.25in" text:min-label-width="0.25in"/>
      </text:list-level-style-number>
      <text:list-level-style-bullet text:level="2" text:style-name="WW8Num1z1" text:bullet-char="">
        <style:list-level-properties text:space-before="0.75in" text:min-label-width="0.25in"/>
        <style:text-properties style:font-name="Wingdings"/>
      </text:list-level-style-bullet>
      <text:list-level-style-number text:level="3" style:num-suffix="." style:num-format="a" style:num-letter-sync="true">
        <style:list-level-properties text:space-before="1.3752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suffix=")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min-label-width="0.25in"/>
        <style:text-properties style:font-name="Wingdings"/>
      </text:list-level-style-bullet>
      <text:list-level-style-bullet text:level="2" text:style-name="WW8Num3z1" text:bullet-char="o">
        <style:list-level-properties text:space-before="0.5in" text:min-label-width="0.25in"/>
        <style:text-properties style:font-name="Courier New2"/>
      </text:list-level-style-bullet>
      <text:list-level-style-bullet text:level="3" text:style-name="WW8Num3z0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3z3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3z1" text:bullet-char="o">
        <style:list-level-properties text:space-before="2in" text:min-label-width="0.25in"/>
        <style:text-properties style:font-name="Courier New2"/>
      </text:list-level-style-bullet>
      <text:list-level-style-bullet text:level="6" text:style-name="WW8Num3z0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3z3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3z1" text:bullet-char="o">
        <style:list-level-properties text:space-before="3.5in" text:min-label-width="0.25in"/>
        <style:text-properties style:font-name="Courier New2"/>
      </text:list-level-style-bullet>
      <text:list-level-style-bullet text:level="9" text:style-name="WW8Num3z0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bullet text:level="1" text:style-name="WW8Num4z0" text:bullet-char="">
        <style:list-level-properties text:space-before="0.7417in" text:min-label-width="0.25in"/>
        <style:text-properties style:font-name="Wingdings"/>
      </text:list-level-style-bullet>
      <text:list-level-style-bullet text:level="2" text:style-name="WW8Num4z1" text:bullet-char="o">
        <style:list-level-properties text:space-before="1.2417in" text:min-label-width="0.25in"/>
        <style:text-properties style:font-name="Courier New2"/>
      </text:list-level-style-bullet>
      <text:list-level-style-bullet text:level="3" text:style-name="WW8Num4z0" text:bullet-char="">
        <style:list-level-properties text:space-before="1.7417in" text:min-label-width="0.25in"/>
        <style:text-properties style:font-name="Wingdings"/>
      </text:list-level-style-bullet>
      <text:list-level-style-bullet text:level="4" text:style-name="WW8Num4z3" text:bullet-char="">
        <style:list-level-properties text:space-before="2.2417in" text:min-label-width="0.25in"/>
        <style:text-properties style:font-name="Symbol"/>
      </text:list-level-style-bullet>
      <text:list-level-style-bullet text:level="5" text:style-name="WW8Num4z1" text:bullet-char="o">
        <style:list-level-properties text:space-before="2.7417in" text:min-label-width="0.25in"/>
        <style:text-properties style:font-name="Courier New2"/>
      </text:list-level-style-bullet>
      <text:list-level-style-bullet text:level="6" text:style-name="WW8Num4z0" text:bullet-char="">
        <style:list-level-properties text:space-before="3.2417in" text:min-label-width="0.25in"/>
        <style:text-properties style:font-name="Wingdings"/>
      </text:list-level-style-bullet>
      <text:list-level-style-bullet text:level="7" text:style-name="WW8Num4z3" text:bullet-char="">
        <style:list-level-properties text:space-before="3.7417in" text:min-label-width="0.25in"/>
        <style:text-properties style:font-name="Symbol"/>
      </text:list-level-style-bullet>
      <text:list-level-style-bullet text:level="8" text:style-name="WW8Num4z1" text:bullet-char="o">
        <style:list-level-properties text:space-before="4.2417in" text:min-label-width="0.25in"/>
        <style:text-properties style:font-name="Courier New2"/>
      </text:list-level-style-bullet>
      <text:list-level-style-bullet text:level="9" text:style-name="WW8Num4z0" text:bullet-char="">
        <style:list-level-properties text:space-before="4.741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8Num7z1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7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7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7z1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7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7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7z1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7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space-before="0.4917in" text:min-label-width="0.25in"/>
      </text:list-level-style-number>
      <text:list-level-style-number text:level="2" style:num-suffix="." style:num-format="a" style:num-letter-sync="true">
        <style:list-level-properties text:space-before="0.9917in" text:min-label-width="0.25in"/>
      </text:list-level-style-number>
      <text:list-level-style-number text:level="3" style:num-suffix="." style:num-format="i">
        <style:list-level-properties text:min-label-width="1.7417in" text:min-label-distance="0.1252in" fo:text-align="end"/>
      </text:list-level-style-number>
      <text:list-level-style-number text:level="4" style:num-suffix="." style:num-format="1">
        <style:list-level-properties text:space-before="1.9917in" text:min-label-width="0.25in"/>
      </text:list-level-style-number>
      <text:list-level-style-number text:level="5" style:num-suffix="." style:num-format="a" style:num-letter-sync="true">
        <style:list-level-properties text:space-before="2.4917in" text:min-label-width="0.25in"/>
      </text:list-level-style-number>
      <text:list-level-style-number text:level="6" style:num-suffix="." style:num-format="i">
        <style:list-level-properties text:min-label-width="3.2417in" text:min-label-distance="0.1252in" fo:text-align="end"/>
      </text:list-level-style-number>
      <text:list-level-style-number text:level="7" style:num-suffix="." style:num-format="1">
        <style:list-level-properties text:space-before="3.4917in" text:min-label-width="0.25in"/>
      </text:list-level-style-number>
      <text:list-level-style-number text:level="8" style:num-suffix="." style:num-format="a" style:num-letter-sync="true">
        <style:list-level-properties text:space-before="3.9917in" text:min-label-width="0.25in"/>
      </text:list-level-style-number>
      <text:list-level-style-number text:level="9" style:num-suffix="." style:num-format="i">
        <style:list-level-properties text:min-label-width="4.741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bullet text:level="2" text:style-name="WW8Num10z1" text:bullet-char="o">
        <style:list-level-properties text:space-before="0.75in" text:min-label-width="0.25in"/>
        <style:text-properties style:font-name="Courier New2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1" text:bullet-char="o">
        <style:list-level-properties text:space-before="0.75in" text:min-label-width="0.25in"/>
        <style:text-properties style:font-name="Courier New2"/>
      </text:list-level-style-bullet>
      <text:list-level-style-bullet text:level="3" text:style-name="WW8Num12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1" text:bullet-char="o">
        <style:list-level-properties text:space-before="2.25in" text:min-label-width="0.25in"/>
        <style:text-properties style:font-name="Courier New2"/>
      </text:list-level-style-bullet>
      <text:list-level-style-bullet text:level="6" text:style-name="WW8Num12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1" text:bullet-char="o">
        <style:list-level-properties text:space-before="3.75in" text:min-label-width="0.25in"/>
        <style:text-properties style:font-name="Courier New2"/>
      </text:list-level-style-bullet>
      <text:list-level-style-bullet text:level="9" text:style-name="WW8Num12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a" style:num-letter-sync="true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1.25in" text:min-label-width="0.25in"/>
      </text:list-level-style-number>
      <text:list-level-style-number text:level="3" style:num-suffix="." style:num-format="i">
        <style:list-level-properties text:min-label-width="2in" text:min-label-distance="0.1252in" fo:text-align="end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text:min-label-width="3.5in" text:min-label-distance="0.1252in" fo:text-align="end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text:min-label-width="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text:bullet-char="-">
        <style:list-level-properties text:space-before="0.4917in" text:min-label-width="0.25in"/>
        <style:text-properties style:font-name="Arial"/>
      </text:list-level-style-bullet>
      <text:list-level-style-bullet text:level="2" text:style-name="WW8Num15z1" text:bullet-char="o">
        <style:list-level-properties text:space-before="0.9917in" text:min-label-width="0.25in"/>
        <style:text-properties style:font-name="Courier New2"/>
      </text:list-level-style-bullet>
      <text:list-level-style-bullet text:level="3" text:style-name="WW8Num15z2" text:bullet-char="">
        <style:list-level-properties text:space-before="1.4917in" text:min-label-width="0.25in"/>
        <style:text-properties style:font-name="Wingdings"/>
      </text:list-level-style-bullet>
      <text:list-level-style-bullet text:level="4" text:style-name="WW8Num15z3" text:bullet-char="">
        <style:list-level-properties text:space-before="1.9917in" text:min-label-width="0.25in"/>
        <style:text-properties style:font-name="Symbol"/>
      </text:list-level-style-bullet>
      <text:list-level-style-bullet text:level="5" text:style-name="WW8Num15z1" text:bullet-char="o">
        <style:list-level-properties text:space-before="2.4917in" text:min-label-width="0.25in"/>
        <style:text-properties style:font-name="Courier New2"/>
      </text:list-level-style-bullet>
      <text:list-level-style-bullet text:level="6" text:style-name="WW8Num15z2" text:bullet-char="">
        <style:list-level-properties text:space-before="2.9917in" text:min-label-width="0.25in"/>
        <style:text-properties style:font-name="Wingdings"/>
      </text:list-level-style-bullet>
      <text:list-level-style-bullet text:level="7" text:style-name="WW8Num15z3" text:bullet-char="">
        <style:list-level-properties text:space-before="3.4917in" text:min-label-width="0.25in"/>
        <style:text-properties style:font-name="Symbol"/>
      </text:list-level-style-bullet>
      <text:list-level-style-bullet text:level="8" text:style-name="WW8Num15z1" text:bullet-char="o">
        <style:list-level-properties text:space-before="3.9917in" text:min-label-width="0.25in"/>
        <style:text-properties style:font-name="Courier New2"/>
      </text:list-level-style-bullet>
      <text:list-level-style-bullet text:level="9" text:style-name="WW8Num15z2" text:bullet-char="">
        <style:list-level-properties text:space-before="4.491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 style:parent-style-name="Standard">
      <style:text-properties style:font-name="Trebuchet MS" fo:font-weight="bold" style:font-weight-asian="bold" style:font-name-complex="Arial"/>
    </style:style>
    <style:style style:name="MT1" style:family="text">
      <style:text-properties officeooo:rsid="00272132"/>
    </style:style>
    <style:style style:name="MT2" style:family="text">
      <style:text-properties style:font-name="Arial" fo:font-size="9pt" style:font-size-asian="9pt" style:font-name-complex="Arial" style:font-size-complex="9pt"/>
    </style:style>
    <style:style style:name="M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102in" fo:padding-right="0.1102in" fo:padding-top="0.0602in" fo:padding-bottom="0.0602in" fo:border="none"/>
    </style:style>
    <style:page-layout style:name="Mpm1">
      <style:page-layout-properties fo:page-width="8.2673in" fo:page-height="11.6925in" style:num-format="1" style:print-orientation="portrait" fo:margin-top="0.4902in" fo:margin-bottom="0.4902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098in" fo:margin-left="0in" fo:margin-right="0in" fo:margin-bottom="0.4709in" style:dynamic-spacing="true"/>
      </style:header-style>
      <style:footer-style>
        <style:header-footer-properties fo:min-height="0.3846in" fo:margin-left="0in" fo:margin-right="0in" fo:margin-top="0.3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Marco3" text:anchor-type="char" svg:x="-1in" svg:y="0.1173in" svg:width="6.1252in" svg:height="0.302in" draw:z-index="2"><draw:text-box><text:p text:style-name="MP2">Programación Orientada a Objetos – <text:span text:style-name="MT1">Interfaces</text:span></text:p></draw:text-box></draw:frame></text:p>
      </style:header>
      <style:footer>
        <text:p text:style-name="Footer"><text:tab/><text:span text:style-name="MT2">Página </text:span><text:span text:style-name="MT2"><text:page-number text:select-page="current">3</text:page-number></text:span><text:span text:style-name="MT2"> de </text:span><text:span text:style-name="MT2"><text:page-count style:num-format="1"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Trabajo práctico Object y sobrecarga de métodos</dc:title>
    <meta:creation-date>2017-03-10T13:40:32.573296896</meta:creation-date>
    <meta:editing-cycles>23</meta:editing-cycles>
    <meta:editing-duration>PT3H52M53S</meta:editing-duration>
    <dc:date>2017-03-23T12:18:28.256220826</dc:date>
    <meta:document-statistic meta:table-count="0" meta:image-count="0" meta:object-count="0" meta:page-count="3" meta:paragraph-count="38" meta:word-count="686" meta:character-count="4387" meta:non-whitespace-character-count="3750"/>
    <meta:user-defined meta:name="Información 1"/>
    <meta:user-defined meta:name="Información 2"/>
    <meta:user-defined meta:name="Información 3"/>
    <meta:user-defined meta:name="Información 4"/>
  </office:meta>
</office:document-meta>
</file>